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lusieurs applications du meme genre existent sur les plateformes de téléchargement, mais ces dernières ne répondent cependant pas pas problèmes d'adorsys, car, elles ne peuvent pas es'intégrer au Logiciel de gestion professionnel qui est en train d'etre améliorer, car n'ayant pas <text:s/>étées developpées à l'origine pour de tels besoins . D'ou la necessité de construire une nouvelle qu</text:p>
      <text:p text:style-name="Standard"/>
      <text:p text:style-name="Standard">Parmis ces applications , nous pouvons entre autre ci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gamal </meta:initial-creator>
    <meta:creation-date>2016-03-09T15:38:48</meta:creation-date>
    <dc:date>2016-03-09T15:44:42</dc:date>
    <dc:creator>elgamal </dc:creator>
    <meta:editing-duration>PT1M32S</meta:editing-duration>
    <meta:editing-cycles>3</meta:editing-cycles>
    <meta:generator>LibreOffice/3.5$Linux_x86 LibreOffice_project/350m1$Build-2</meta:generator>
    <meta:document-statistic meta:table-count="0" meta:image-count="0" meta:object-count="0" meta:page-count="1" meta:paragraph-count="2" meta:word-count="68" meta:character-count="442" meta:non-whitespace-character-count="374"/>
  </office:meta>
</office:document-meta>
</file>